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AAAAA+TimesNewRomanPSMT" svg:font-family="DAAAAA+TimesNewRomanPSMT"/>
    <style:font-face style:name="OpenSymbol" svg:font-family="OpenSymbol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 style:list-style-name="L1">
      <style:text-properties style:font-name="Arial" fo:font-size="10pt" style:font-size-asian="10pt" style:font-size-complex="10pt"/>
    </style:style>
    <style:style style:name="P5" style:family="paragraph" style:parent-style-name="Standard" style:list-style-name="L2">
      <style:text-properties style:font-name="Arial" fo:font-size="10pt" style:font-size-asian="10pt" style:font-size-complex="10pt"/>
    </style:style>
    <style:style style:name="P6" style:family="paragraph" style:parent-style-name="Standard" style:list-style-name="L2"/>
    <style:style style:name="P7" style:family="paragraph" style:parent-style-name="Standard">
      <style:text-properties style:font-name="TlwgTypewriter" fo:font-size="10pt" style:font-size-asian="10pt" style:font-size-complex="10pt"/>
    </style:style>
    <style:style style:name="P8" style:family="paragraph" style:parent-style-name="Standard" style:list-style-name="L1">
      <style:text-properties style:font-name-asian="DAAAAA+TimesNewRomanPSMT" style:font-name-complex="DAAAAA+TimesNewRomanPSMT"/>
    </style:style>
    <style:style style:name="P9" style:family="paragraph" style:parent-style-name="Standard">
      <style:paragraph-properties fo:margin-left="1.251cm" fo:margin-right="1cm" fo:text-indent="0cm" style:auto-text-indent="false" fo:background-color="#e6e6e6">
        <style:background-image/>
      </style:paragraph-properties>
      <style:text-properties style:font-name="TlwgTypewriter" fo:font-size="9pt" style:font-size-asian="9pt" style:font-size-complex="9pt"/>
    </style:style>
    <style:style style:name="P10" style:family="paragraph" style:parent-style-name="Standard">
      <style:paragraph-properties fo:margin-left="1.251cm" fo:margin-right="1cm" fo:text-indent="0cm" style:auto-text-indent="false" fo:background-color="#e6e6e6">
        <style:background-image/>
      </style:paragraph-properties>
      <style:text-properties style:font-name="TlwgTypewriter" fo:font-size="9pt" style:text-underline-style="none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style:font-size-asian="10pt"/>
    </style:style>
    <style:style style:name="T6" style:family="text">
      <style:text-properties style:font-size-complex="10pt"/>
    </style:style>
    <style:style style:name="T7" style:family="text">
      <style:text-properties fo:language="es" fo:country="ES"/>
    </style:style>
    <style:style style:name="T8" style:family="text">
      <style:text-properties fo:font-weight="normal" style:font-weight-asian="normal" style:font-size-complex="10pt" style:font-weight-complex="normal"/>
    </style:style>
    <style:style style:name="T9" style:family="text">
      <style:text-properties fo:font-style="italic" style:font-size-asian="10pt" style:font-style-asian="italic" style:font-style-complex="italic"/>
    </style:style>
    <style:style style:name="T10" style:family="text">
      <style:text-properties style:font-name="Arial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27220795" text:style-name="L1">
        <text:list-item>
          <text:p text:style-name="P4">Variables y Operadores</text:p>
          <text:list>
            <text:list-item>
              <text:p text:style-name="P4">Variables</text:p>
              <text:list>
                <text:list-item>
                  <text:p text:style-name="P2"><text:span text:style-name="T2">Escribir un programa que pregunte al usuario su nombre y muestre en pantalla un saludo acompañado del nombre del usuario. </text:span>(ejercicio_001)</text:p>
                </text:list-item>
              </text:list>
            </text:list-item>
          </text:list>
        </text:list-item>
      </text:list>
      <text:p text:style-name="P7"/>
      <text:p text:style-name="P9">#include &lt;iostream&gt;</text:p>
      <text:p text:style-name="P9"/>
      <text:p text:style-name="P9">using namespace std;</text:p>
      <text:p text:style-name="P9"/>
      <text:p text:style-name="P9">int main(){</text:p>
      <text:p text:style-name="P9"><text:tab/>string nombre;</text:p>
      <text:p text:style-name="P9"><text:tab/>cout &lt;&lt; "Buen dia, ingrese su nombre:" &lt;&lt; endl;</text:p>
      <text:p text:style-name="P9"><text:tab/>cin &gt;&gt; nombre;</text:p>
      <text:p text:style-name="P9"><text:tab/>cout &lt;&lt; "Bienvenido " &lt;&lt; nombre &lt;&lt; endl;</text:p>
      <text:p text:style-name="P9"><text:tab/>return 0;</text:p>
      <text:p text:style-name="P9">}</text:p>
      <text:p text:style-name="P7"/>
      <text:list xml:id="list34656991" text:continue-numbering="true" text:style-name="L1">
        <text:list-item>
          <text:list>
            <text:list-item>
              <text:p text:style-name="P4">Operadores</text:p>
              <text:list>
                <text:list-item>
                  <text:p text:style-name="P4">Escribir un programa que muestre el resultado de sumar, restar, multiplicar y dividir dos números enteros mayores que cero leídos desde el teclado. (ejercicio_002)</text:p>
                </text:list-item>
              </text:list>
            </text:list-item>
          </text:list>
        </text:list-item>
      </text:list>
      <text:p text:style-name="P1"/>
      <text:p text:style-name="P9">#include &lt;iostream&gt;</text:p>
      <text:p text:style-name="P9"/>
      <text:p text:style-name="P9">using namespace std;</text:p>
      <text:p text:style-name="P9"/>
      <text:p text:style-name="P9">int main(){</text:p>
      <text:p text:style-name="P9"><text:tab/>int a,b;</text:p>
      <text:p text:style-name="P9"><text:tab/>cout &lt;&lt; "Ingrese el primer numero: ";</text:p>
      <text:p text:style-name="P9"><text:tab/>cin &gt;&gt; a;</text:p>
      <text:p text:style-name="P9"><text:tab/>cout &lt;&lt; "Ingrese el segundo numero: ";</text:p>
      <text:p text:style-name="P9"><text:tab/>cin &gt;&gt; b;</text:p>
      <text:p text:style-name="P9"><text:tab/>cout &lt;&lt; "la suma de " &lt;&lt; a &lt;&lt; " + " &lt;&lt; b &lt;&lt; " es " &lt;&lt; a+b &lt;&lt; endl;</text:p>
      <text:p text:style-name="P9"><text:tab/>cout &lt;&lt; "la resta de " &lt;&lt; a &lt;&lt; " - " &lt;&lt; b &lt;&lt; " es " &lt;&lt; a-b &lt;&lt; endl;</text:p>
      <text:p text:style-name="P9"><text:tab/>cout &lt;&lt; "el producto de " &lt;&lt; a &lt;&lt; " * " &lt;&lt; b &lt;&lt; " es " &lt;&lt; a*b &lt;&lt; endl;</text:p>
      <text:p text:style-name="P9"><text:tab/>cout &lt;&lt; "la division de " &lt;&lt; a &lt;&lt; " / " &lt;&lt; b &lt;&lt; " es " &lt;&lt; a/b &lt;&lt; endl;</text:p>
      <text:p text:style-name="P9"><text:tab/>return 0;</text:p>
      <text:p text:style-name="P9">}</text:p>
      <text:p text:style-name="P1"/>
      <text:p text:style-name="P1"/>
      <text:list xml:id="list34670907" text:continue-numbering="true" text:style-name="L1">
        <text:list-item>
          <text:list>
            <text:list-item>
              <text:list>
                <text:list-item>
                  <text:p text:style-name="P4">Escribir un programa que calcule el volumen de una esfera de radio = r (volumen de la esfera = 4/3 * PI * radio3).</text:p>
                </text:list-item>
              </text:list>
            </text:list-item>
          </text:list>
        </text:list-item>
      </text:list>
      <text:p text:style-name="P1"/>
      <text:p text:style-name="P9">#include &lt;iostream&gt;</text:p>
      <text:p text:style-name="P9">#include &lt;cmath&gt;</text:p>
      <text:p text:style-name="P9">using namespace std;</text:p>
      <text:p text:style-name="P9"/>
      <text:p text:style-name="P9">int main(int argc, char *argv[]) {</text:p>
      <text:p text:style-name="P9"><text:tab/>int volumen;</text:p>
      <text:p text:style-name="P9"><text:tab/>int radio;</text:p>
      <text:p text:style-name="P9"><text:tab/>cout &lt;&lt; "ingrese el valor del radio: " &lt;&lt; endl;</text:p>
      <text:p text:style-name="P9"><text:tab/>cin &gt;&gt; radio;</text:p>
      <text:p text:style-name="P9"><text:tab/>volumen = 4/3 * 3.1416 * pow(radio, 3);</text:p>
      <text:p text:style-name="P9"><text:tab/>cout &lt;&lt; "el volumen de la esfera de radio: " &lt;&lt; radio &lt;&lt; " es "&lt;&lt; volumen &lt;&lt; endl;</text:p>
      <text:p text:style-name="P9"><text:tab/>return 0;</text:p>
      <text:p text:style-name="P9">}</text:p>
      <text:p text:style-name="P1"/>
      <text:list xml:id="list34667426" text:continue-numbering="true" text:style-name="L1">
        <text:list-item>
          <text:list>
            <text:list-item>
              <text:list>
                <text:list-item>
                  <text:p text:style-name="P4">Escribir un programa que calcule la hipotenusa de un triángulo rectángulo capturando el valor de los catetos (opuesto y adyacente).</text:p>
                  <text:p text:style-name="P4"/>
                </text:list-item>
                <text:list-item>
                  <text:p text:style-name="P4"><text:soft-page-break/>Escribir un programa que calcule el número de horas, minutos y segundos que hay en un valor x de segundos indicados por el usuario.</text:p>
                  <text:p text:style-name="P4"/>
                </text:list-item>
                <text:list-item>
                  <text:p text:style-name="P4">Escribir un programa que calcule el equivalente en pies de una longitud de x metros sabiendo que 1 metro equivale a 39.27 pulgadas y 12 pulgadas equivalen a 1 pie. </text:p>
                  <text:p text:style-name="P4"/>
                </text:list-item>
                <text:list-item>
                  <text:p text:style-name="P4">Escribir un programa que calcule la distancia entre dos puntos a partir de sus coordenadas (x1, y1), (x2, y2).</text:p>
                </text:list-item>
              </text:list>
            </text:list-item>
          </text:list>
        </text:list-item>
      </text:list>
      <text:list xml:id="list27225079" text:style-name="L2">
        <text:list-item>
          <text:list>
            <text:list-header>
              <text:p text:style-name="P5"/>
            </text:list-header>
          </text:list>
        </text:list-item>
      </text:list>
      <text:list xml:id="list34683156" text:continue-list="list34667426" text:style-name="L1">
        <text:list-item>
          <text:list>
            <text:list-item>
              <text:list>
                <text:list-item>
                  <text:p text:style-name="P4">Escribir un programa que lea dos números enteros positivos mayores que 1, <text:s/>A y B, y obtenga los valores de la división entera de A dividido B y el residuo de esta.</text:p>
                  <text:p text:style-name="P4"/>
                </text:list-item>
                <text:list-item>
                  <text:p text:style-name="P4">Escribir un programa que calcule la velocidad de un proyectil que recorre x Km en t minutos, expresando el resultado en metros/segundo (Velocidad = espacio/tiempo)</text:p>
                  <text:p text:style-name="P4"/>
                </text:list-item>
                <text:list-item>
                  <text:p text:style-name="P4">Escribir un programa que lea dos números enteros A y B, y obtenga los valores de la división entera de A dividido B y el residuo de esta sin hacer uso del operador módulo.</text:p>
                </text:list-item>
              </text:list>
            </text:list-item>
          </text:list>
        </text:list-item>
      </text:list>
      <text:p text:style-name="P1"/>
      <text:list xml:id="list34669590" text:continue-numbering="true" text:style-name="L1">
        <text:list-item>
          <text:p text:style-name="P4">Estructuras de decisión</text:p>
          <text:list>
            <text:list-item>
              <text:p text:style-name="P4">Estructura Si-No</text:p>
              <text:list>
                <text:list-item>
                  <text:p text:style-name="P4">Escribir un programa que detecte si un número introducido desde el teclado es positivo o negativo.</text:p>
                </text:list-item>
              </text:list>
            </text:list-item>
          </text:list>
        </text:list-item>
      </text:list>
      <text:p text:style-name="P1"/>
      <text:p text:style-name="P9">#include &lt;iostream&gt;</text:p>
      <text:p text:style-name="P9"/>
      <text:p text:style-name="P9">using namespace std;</text:p>
      <text:p text:style-name="P9"/>
      <text:p text:style-name="P9">int main(){</text:p>
      <text:p text:style-name="P9"><text:tab/>int n;</text:p>
      <text:p text:style-name="P9"><text:tab/>cout &lt;&lt; "Ingrese el valor de n: ";</text:p>
      <text:p text:style-name="P9"><text:tab/>cin &gt;&gt; n;</text:p>
      <text:p text:style-name="P9"><text:tab/>if(n&gt;=0){</text:p>
      <text:p text:style-name="P9"><text:tab/><text:tab/>cout &lt;&lt; "el numero leido es positivo " &lt;&lt; endl;<text:tab/></text:p>
      <text:p text:style-name="P9"><text:tab/>}else{</text:p>
      <text:p text:style-name="P9"><text:tab/><text:tab/>cout &lt;&lt; "el numero leido es negativo " &lt;&lt; endl;<text:tab/><text:tab/></text:p>
      <text:p text:style-name="P9"><text:tab/>}</text:p>
      <text:p text:style-name="P9"><text:tab/></text:p>
      <text:p text:style-name="P9"><text:tab/>return 0;</text:p>
      <text:p text:style-name="P9">}</text:p>
      <text:p text:style-name="P1"/>
      <text:list xml:id="list34674053" text:continue-numbering="true" text:style-name="L1">
        <text:list-item>
          <text:list>
            <text:list-item>
              <text:list>
                <text:list-item>
                  <text:p text:style-name="P4">Escribir un programa que determine si un número leído desde el teclado es par o impar.</text:p>
                </text:list-item>
              </text:list>
            </text:list-item>
          </text:list>
        </text:list-item>
      </text:list>
      <text:p text:style-name="P1"/>
      <text:list xml:id="list34657432" text:continue-numbering="true" text:style-name="L1">
        <text:list-item>
          <text:list>
            <text:list-item>
              <text:list>
                <text:list-item>
                  <text:p text:style-name="P4">Escribir un programa que una vez leída una hora en formato (horas, minutos, segundos) indique cual será el tiempo dentro de un segundo.</text:p>
                </text:list-item>
              </text:list>
            </text:list-item>
          </text:list>
        </text:list-item>
      </text:list>
      <text:p text:style-name="P1"/>
      <text:list xml:id="list34676043" text:continue-numbering="true" text:style-name="L1">
        <text:list-item>
          <text:list>
            <text:list-item>
              <text:list>
                <text:list-item>
                  <text:p text:style-name="P4">Escribir un programa que dados dos números enteros y una ves realizadas las comprobaciones necesarias muestre por pantalla uno de los siguientes mensajes:</text:p>
                </text:list-item>
              </text:list>
            </text:list-item>
          </text:list>
        </text:list-item>
      </text:list>
      <text:list xml:id="list34656681" text:continue-list="list27225079" text:style-name="L2">
        <text:list-item>
          <text:list>
            <text:list-item>
              <text:list>
                <text:list-item>
                  <text:p text:style-name="P5">El segundo es el cuadrado exacto del primero.</text:p>
                </text:list-item>
                <text:list-item>
                  <text:p text:style-name="P5">El segundo es menor que el cuadrado del primero.</text:p>
                </text:list-item>
                <text:list-item>
                  <text:p text:style-name="P5">El segundo es mayor que el cuadrado del primero.</text:p>
                </text:list-item>
              </text:list>
            </text:list-item>
          </text:list>
        </text:list-item>
      </text:list>
      <text:p text:style-name="P1"/>
      <text:list xml:id="list34662574" text:continue-list="list34676043" text:style-name="L1">
        <text:list-item>
          <text:list>
            <text:list-item>
              <text:list>
                <text:list-item>
                  <text:p text:style-name="P2"><text:span text:style-name="T2">Escribir un programa que calcula el equivalente en grados Fahrenheit o Celsius de una temperatura t, el usuario debe indicar si la temperatura que ingreso esta en celcius o fahrenheit acompañando el valor por el carácter c o t respectivamente. (Celsius / 5 = (Fahrenheit – 32)</text:span><text:span text:style-name="T2"> * 9)</text:span></text:p>
                </text:list-item>
              </text:list>
            </text:list-item>
          </text:list>
        </text:list-item>
      </text:list>
      <text:list xml:id="list34679032" text:continue-list="list34656681" text:style-name="L2">
        <text:list-item>
          <text:list>
            <text:list-header>
              <text:p text:style-name="P5"/>
            </text:list-header>
          </text:list>
        </text:list-item>
      </text:list>
      <text:p text:style-name="P1"/>
      <text:p text:style-name="P1"/>
      <text:list xml:id="list34681595" text:continue-list="list34662574" text:style-name="L1">
        <text:list-item>
          <text:list>
            <text:list-item>
              <text:p text:style-name="P4">Estructura de selección</text:p>
            </text:list-item>
          </text:list>
        </text:list-item>
      </text:list>
      <text:list xml:id="list34661246" text:continue-list="list34679032" text:style-name="L2">
        <text:list-item>
          <text:list>
            <text:list-item>
              <text:p text:style-name="P5">Escribir un programa que dado un número del 1 a 7 escriba el correspondiente nombre del día de la semana.</text:p>
            </text:list-item>
          </text:list>
        </text:list-item>
      </text:list>
      <text:p text:style-name="P1"><text:soft-page-break/></text:p>
      <text:list xml:id="list34674894" text:continue-numbering="true" text:style-name="L2">
        <text:list-item>
          <text:list>
            <text:list-item>
              <text:p text:style-name="P5">Escribir un programa que lea un carácter e indique si es o no una vocal.</text:p>
            </text:list-item>
          </text:list>
        </text:list-item>
      </text:list>
      <text:p text:style-name="P9">#include &lt;iostream&gt;</text:p>
      <text:p text:style-name="P9">using namespace std;</text:p>
      <text:p text:style-name="P9"/>
      <text:p text:style-name="P9">int main(){</text:p>
      <text:p text:style-name="P9"><text:tab/>char c;</text:p>
      <text:p text:style-name="P9"><text:tab/>cout &lt;&lt; "Ingrese un caracter ";</text:p>
      <text:p text:style-name="P9"><text:tab/>cin &gt;&gt; c;</text:p>
      <text:p text:style-name="P9"><text:tab/>switch(c){</text:p>
      <text:p text:style-name="P9"><text:tab/><text:tab/>case 'a':</text:p>
      <text:p text:style-name="P9"><text:tab/><text:tab/>case 'A':</text:p>
      <text:p text:style-name="P9"><text:tab/><text:tab/>case 'e':</text:p>
      <text:p text:style-name="P9"><text:tab/><text:tab/>case 'E':</text:p>
      <text:p text:style-name="P9"><text:tab/><text:tab/>case 'i':</text:p>
      <text:p text:style-name="P9"><text:tab/><text:tab/>case 'I':</text:p>
      <text:p text:style-name="P9"><text:tab/><text:tab/>case 'o':</text:p>
      <text:p text:style-name="P9"><text:tab/><text:tab/>case 'O':</text:p>
      <text:p text:style-name="P9"><text:tab/><text:tab/>case 'u':</text:p>
      <text:p text:style-name="P9"><text:tab/><text:tab/>case 'U':</text:p>
      <text:p text:style-name="P9"><text:tab/><text:tab/><text:tab/>cout &lt;&lt; "el caracter es una vocal" &lt;&lt; endl;</text:p>
      <text:p text:style-name="P9"><text:tab/><text:tab/><text:tab/>break;</text:p>
      <text:p text:style-name="P9"><text:tab/><text:tab/>default:</text:p>
      <text:p text:style-name="P9"><text:tab/><text:tab/><text:tab/>cout &lt;&lt; "el caracter no es una vocal" &lt;&lt; endl;</text:p>
      <text:p text:style-name="P9"><text:tab/><text:tab/><text:tab/>break;</text:p>
      <text:p text:style-name="P9"><text:tab/>}</text:p>
      <text:p text:style-name="P9"><text:tab/></text:p>
      <text:p text:style-name="P9"><text:tab/>return 0;</text:p>
      <text:p text:style-name="P9">}</text:p>
      <text:p text:style-name="P1"/>
      <text:list xml:id="list34655514" text:continue-list="list34681595" text:style-name="L1">
        <text:list-item>
          <text:p text:style-name="P4">Estructuras de iteración</text:p>
        </text:list-item>
      </text:list>
      <text:list xml:id="list34666884" text:continue-list="list34674894" text:style-name="L2">
        <text:list-item>
          <text:list>
            <text:list-item>
              <text:p text:style-name="P5">Escribir un programa que capture dos números enteros y muestre en pantalla los números comprendidos entre estos dos números.</text:p>
              <text:p text:style-name="P5"/>
            </text:list-item>
            <text:list-item>
              <text:p text:style-name="P5">Escribir un programa que capture dos números enteros y muestre en pantalla los números pares comprendidos entre estos dos números.</text:p>
              <text:p text:style-name="P5"/>
            </text:list-item>
            <text:list-item>
              <text:p text:style-name="P5">Escribir un programa que visualice en pantalla los números múltiplos de 5 comprendidos entre 1 y 100.</text:p>
            </text:list-item>
          </text:list>
        </text:list-item>
      </text:list>
      <text:p text:style-name="P9">#include &lt;iostream&gt;</text:p>
      <text:p text:style-name="P9"/>
      <text:p text:style-name="P9">using namespace std;</text:p>
      <text:p text:style-name="P9"/>
      <text:p text:style-name="P9">int main(){</text:p>
      <text:p text:style-name="P9"><text:tab/>int x = 1;</text:p>
      <text:p text:style-name="P9"><text:tab/>while(x&lt;=100){</text:p>
      <text:p text:style-name="P9"><text:tab/><text:tab/>if(x%5==0){</text:p>
      <text:p text:style-name="P9"><text:tab/><text:tab/><text:tab/>cout &lt;&lt; x &lt;&lt; endl;</text:p>
      <text:p text:style-name="P9"><text:tab/><text:tab/>}</text:p>
      <text:p text:style-name="P9"><text:tab/><text:tab/>x++;</text:p>
      <text:p text:style-name="P9"><text:tab/>}</text:p>
      <text:p text:style-name="P9"><text:tab/>return 0;</text:p>
      <text:p text:style-name="P9">}</text:p>
      <text:p text:style-name="P1"/>
      <text:list xml:id="list34670245" text:continue-numbering="true" text:style-name="L2">
        <text:list-item>
          <text:list>
            <text:list-item>
              <text:p text:style-name="P5">Escribir un programa que genere la tabla de multiplicar de un número introducido por el teclado.</text:p>
              <text:p text:style-name="P5"/>
            </text:list-item>
            <text:list-item>
              <text:p text:style-name="P5">Escribir un programa que calcule la media de 5 números introducidos por el teclado.</text:p>
            </text:list-item>
          </text:list>
        </text:list-item>
      </text:list>
      <text:p text:style-name="P9">#include &lt;iostream&gt;</text:p>
      <text:p text:style-name="P9"/>
      <text:p text:style-name="P9">using namespace std;</text:p>
      <text:p text:style-name="P9"/>
      <text:p text:style-name="P9">int main(){</text:p>
      <text:p text:style-name="P9"><text:tab/>int acum=0;</text:p>
      <text:p text:style-name="P9"><text:soft-page-break/><text:tab/>int n;</text:p>
      <text:p text:style-name="P9"><text:tab/>for(int x=0;x&lt;5;x++){</text:p>
      <text:p text:style-name="P9"><text:tab/><text:tab/>cout &lt;&lt; "ingrese el numero " &lt;&lt; x+1 &lt;&lt; " de 5 ";</text:p>
      <text:p text:style-name="P9"><text:tab/><text:tab/>cin &gt;&gt; n;</text:p>
      <text:p text:style-name="P9"><text:tab/><text:tab/>acum+=n;</text:p>
      <text:p text:style-name="P9"><text:tab/>}</text:p>
      <text:p text:style-name="P9"><text:tab/>cout &lt;&lt; "la media de los 5 numeros es " &lt;&lt; acum/5 &lt;&lt; endl;</text:p>
      <text:p text:style-name="P9"><text:tab/>return 0;</text:p>
      <text:p text:style-name="P9">}</text:p>
      <text:p text:style-name="P1"/>
      <text:list xml:id="list34676126" text:continue-numbering="true" text:style-name="L2">
        <text:list-item>
          <text:list>
            <text:list-item>
              <text:p text:style-name="P5">Escribir un programa que realice la pregunta ¿Desea continuar S/N? y que no deje de hacerla hasta que el usuario teclee N y muestre en pantalla la cantidad de veces que se realizo la pregunta.</text:p>
            </text:list-item>
          </text:list>
        </text:list-item>
      </text:list>
      <text:p text:style-name="P9">#include &lt;iostream&gt;</text:p>
      <text:p text:style-name="P9"/>
      <text:p text:style-name="P9">using namespace std;</text:p>
      <text:p text:style-name="P9"/>
      <text:p text:style-name="P9">int main(){</text:p>
      <text:p text:style-name="P9"><text:tab/>char r;</text:p>
      <text:p text:style-name="P9"><text:tab/>int x=0;</text:p>
      <text:p text:style-name="P9"><text:tab/>do{</text:p>
      <text:p text:style-name="P9"><text:tab/><text:tab/>x++</text:p>
      <text:p text:style-name="P9"><text:tab/><text:tab/>cout &lt;&lt; endl &lt;&lt; " desea continuar (s/n) ";</text:p>
      <text:p text:style-name="P9"><text:tab/><text:tab/>cin &gt;&gt; r;</text:p>
      <text:p text:style-name="P9"><text:tab/>}while(r!='n');</text:p>
      <text:p text:style-name="P9"><text:tab/>cout &lt;&lt; "la pregunta se hizo " &lt;&lt; x &lt;&lt; " veces " &lt;&lt; endl;</text:p>
      <text:p text:style-name="P9"><text:tab/>return 0;</text:p>
      <text:p text:style-name="P9">}</text:p>
      <text:p text:style-name="P1"/>
      <text:list xml:id="list34667889" text:continue-numbering="true" text:style-name="L2">
        <text:list-item>
          <text:list>
            <text:list-item>
              <text:p text:style-name="P5">Escribir un programa que detecte si un número es primo o no. Un número es primo si sólo es divisible por sí mismo y por la unidad.</text:p>
              <text:p text:style-name="P5"/>
            </text:list-item>
            <text:list-item>
              <text:p text:style-name="P5">Escribir un programa que escriba los números comprendidos entre 1 y 1000. El programa escribirá en la pantalla los números en grupos de 20, solicitando al usuario si quiere o no continuar visualizando el siguiente grupo de números.</text:p>
              <text:p text:style-name="P5"/>
            </text:list-item>
            <text:list-item>
              <text:p text:style-name="P5">Escribir un programa que calcule la media de números introducidos por el teclado hasta que el número ingresado sea cero.</text:p>
            </text:list-item>
          </text:list>
        </text:list-item>
      </text:list>
      <text:p text:style-name="P1"/>
      <text:list xml:id="list34672853" text:continue-numbering="true" text:style-name="L2">
        <text:list-item>
          <text:list>
            <text:list-item>
              <text:p text:style-name="P5">Escribir un programa que calcule, independientemente, la suma y la media de los números pares e impares comprendidos entre 1 y 200.</text:p>
              <text:p text:style-name="P5"/>
            </text:list-item>
            <text:list-item>
              <text:p text:style-name="P5">Escribir un programa que calcule la suma de los cuadrados de los 100 primeros números enteros.</text:p>
            </text:list-item>
          </text:list>
        </text:list-item>
      </text:list>
      <text:p text:style-name="P1"/>
      <text:p text:style-name="P1"/>
      <text:p text:style-name="P1"/>
      <text:list xml:id="list34675546" text:continue-list="list34655514" text:style-name="L1">
        <text:list-item>
          <text:p text:style-name="P4">Métodos</text:p>
          <text:list>
            <text:list-item>
              <text:p text:style-name="P4">Métodos iterativos</text:p>
            </text:list-item>
          </text:list>
        </text:list-item>
      </text:list>
      <text:p text:style-name="P1"/>
      <text:list xml:id="list34657838" text:continue-list="list34672853" text:style-name="L2">
        <text:list-item>
          <text:list>
            <text:list-item>
              <text:p text:style-name="P6"><text:span text:style-name="T2">Escribir un programa que calcule el valor de elevar un numero a otro usando un método iterativo.</text:span></text:p>
            </text:list-item>
          </text:list>
        </text:list-item>
      </text:list>
      <text:p text:style-name="P10">#include &lt;iostream&gt;</text:p>
      <text:p text:style-name="P10">using namespace std;</text:p>
      <text:p text:style-name="P10"/>
      <text:p text:style-name="P10">int potencia_iterativa(int, int);</text:p>
      <text:p text:style-name="P10"/>
      <text:p text:style-name="P10">int main() {</text:p>
      <text:p text:style-name="P10"><text:tab/>int base, exponente;</text:p>
      <text:p text:style-name="P10"><text:tab/>cout &lt;&lt; "ingrese la base : " &lt;&lt; endl;</text:p>
      <text:p text:style-name="P10"><text:tab/>cin &gt;&gt; base;</text:p>
      <text:p text:style-name="P10"><text:tab/>cout &lt;&lt; "ingrese el exponente : " &lt;&lt; endl;</text:p>
      <text:p text:style-name="P10"><text:soft-page-break/><text:tab/>cin &gt;&gt; exponente;</text:p>
      <text:p text:style-name="P10"><text:tab/>cout &lt;&lt; base &lt;&lt; " elevado a " &lt;&lt; exponente &lt;&lt; " es : " &lt;&lt; potencia_iterativa(base, exponente) &lt;&lt; endl;</text:p>
      <text:p text:style-name="P10"><text:tab/>return 0;</text:p>
      <text:p text:style-name="P10">}</text:p>
      <text:p text:style-name="P10"/>
      <text:p text:style-name="P10">int potencia_iterativa(int base, int exponente){</text:p>
      <text:p text:style-name="P10"><text:tab/>int potencia = 1;</text:p>
      <text:p text:style-name="P10"><text:tab/>for(int i = 0; i &lt; exponente; i++){</text:p>
      <text:p text:style-name="P10"><text:tab/><text:tab/>potencia = potencia * base;</text:p>
      <text:p text:style-name="P10"><text:tab/>}</text:p>
      <text:p text:style-name="P10"><text:tab/>return potencia;</text:p>
      <text:p text:style-name="P10">}</text:p>
      <text:list xml:id="list34659660" text:continue-list="list34675546" text:style-name="L1">
        <text:list-item>
          <text:list>
            <text:list-item>
              <text:p text:style-name="P4">Métodos recursivos</text:p>
            </text:list-item>
          </text:list>
        </text:list-item>
      </text:list>
      <text:list xml:id="list34671964" text:continue-list="list34657838" text:style-name="L2">
        <text:list-item>
          <text:list>
            <text:list-item>
              <text:p text:style-name="P5">Escribir un programa que calcule el valor de elevar un numero a otro usando un método recursivo.</text:p>
            </text:list-item>
          </text:list>
        </text:list-item>
      </text:list>
      <text:p text:style-name="P9"><text:span text:style-name="T13">#include &lt;iostream&gt;</text:span></text:p>
      <text:p text:style-name="P9"><text:span text:style-name="T13">using namespace std;</text:span></text:p>
      <text:p text:style-name="P9"><text:span text:style-name="T13"/></text:p>
      <text:p text:style-name="P9"><text:span text:style-name="T13">int potencia_recursiva(int, int);</text:span></text:p>
      <text:p text:style-name="P9"><text:span text:style-name="T13"/></text:p>
      <text:p text:style-name="P9"><text:span text:style-name="T13">int main() {</text:span></text:p>
      <text:p text:style-name="P9"><text:span text:style-name="T13"><text:tab/>int base, exponente;</text:span></text:p>
      <text:p text:style-name="P9"><text:span text:style-name="T13"><text:tab/>cout &lt;&lt; "ingrese la base : " &lt;&lt; endl;</text:span></text:p>
      <text:p text:style-name="P9"><text:span text:style-name="T13"><text:tab/>cin &gt;&gt; base;</text:span></text:p>
      <text:p text:style-name="P9"><text:span text:style-name="T13"><text:tab/>cout &lt;&lt; "ingrese el exponente : " &lt;&lt; endl;</text:span></text:p>
      <text:p text:style-name="P9"><text:span text:style-name="T13"><text:tab/>cin &gt;&gt; exponente;</text:span></text:p>
      <text:p text:style-name="P9"><text:span text:style-name="T13"><text:tab/>cout &lt;&lt; base &lt;&lt; " elevado a " &lt;&lt; exponente &lt;&lt; " es : " &lt;&lt; potencia_recursiva(base, exponente) &lt;&lt; endl;</text:span></text:p>
      <text:p text:style-name="P9"><text:span text:style-name="T13"><text:tab/>return 0;</text:span></text:p>
      <text:p text:style-name="P9"><text:span text:style-name="T13">}</text:span></text:p>
      <text:p text:style-name="P9"><text:span text:style-name="T13"/></text:p>
      <text:p text:style-name="P9"><text:span text:style-name="T13">int potencia_recursiva(int base, int exponente){</text:span></text:p>
      <text:p text:style-name="P9"><text:span text:style-name="T13"><text:tab/>if(exponente &gt; 1){</text:span></text:p>
      <text:p text:style-name="P9"><text:span text:style-name="T13"><text:tab/><text:tab/>return base * potencia_recursiva(base, exponente-1);</text:span></text:p>
      <text:p text:style-name="P9"><text:span text:style-name="T13"><text:tab/>}else{</text:span></text:p>
      <text:p text:style-name="P9"><text:span text:style-name="T13"><text:tab/><text:tab/>return base;</text:span></text:p>
      <text:p text:style-name="P9"><text:span text:style-name="T13"><text:tab/>}</text:span></text:p>
      <text:p text:style-name="P9"><text:span text:style-name="T13">}</text:span></text:p>
      <text:p text:style-name="P1"/>
      <text:list xml:id="list34679146" text:continue-list="list34659660" text:style-name="L1">
        <text:list-item>
          <text:p text:style-name="P4">Estructuras de datos</text:p>
          <text:list>
            <text:list-item>
              <text:p text:style-name="P4">Arreglos</text:p>
            </text:list-item>
          </text:list>
        </text:list-item>
      </text:list>
      <text:p text:style-name="P1"/>
      <text:list xml:id="list34675716" text:continue-list="list34671964" text:style-name="L2">
        <text:list-item>
          <text:list>
            <text:list-item>
              <text:p text:style-name="P5">Escribir un programa que dado un arreglo de las vocales y otro con las consonantes, capture una cadena de caracteres y cuente cuantos caracteres pertenecen al arreglo de vocales, cuantos al arreglo de consonantes y cuantos no pertenecen a ninguno de los dos.</text:p>
            </text:list-item>
          </text:list>
        </text:list-item>
      </text:list>
      <text:p text:style-name="P1"/>
      <text:list xml:id="list34655667" text:continue-numbering="true" text:style-name="L2">
        <text:list-item>
          <text:list>
            <text:list-item>
              <text:p text:style-name="P5">Escribir un programa que usando arreglos de dígitos validos verifique si un número ingresado por el usuario es valido en un sistema con base X dada también por el usuario.</text:p>
            </text:list-item>
          </text:list>
        </text:list-item>
      </text:list>
      <text:p text:style-name="P1"/>
      <text:list xml:id="list34685726" text:continue-numbering="true" text:style-name="L2">
        <text:list-item>
          <text:list>
            <text:list-item>
              <text:p text:style-name="P5">Escribir un programa que tras asignar números negativos y positivos <text:span text:style-name="T7">de manera aleatoria</text:span> a un arreglo calcule, independientemente, la suma de los elementos positivos y negativos.</text:p>
            </text:list-item>
          </text:list>
        </text:list-item>
      </text:list>
      <text:p text:style-name="P1"/>
      <text:list xml:id="list34672291" text:continue-numbering="true" text:style-name="L2">
        <text:list-item>
          <text:list>
            <text:list-item>
              <text:p text:style-name="P5">Escribir un programa que tras asignar 10 números de manera aleatoria a un arreglo, determine las posiciones de esta en las que se encuentran el máximo, el mínimo valor y el valor mas cercano al promedio.</text:p>
            </text:list-item>
          </text:list>
        </text:list-item>
      </text:list>
      <text:p text:style-name="P9">#include &lt;iostream&gt;</text:p>
      <text:p text:style-name="P9">#include &lt;ctime&gt;</text:p>
      <text:p text:style-name="P9">#include &lt;cstdlib&gt;</text:p>
      <text:p text:style-name="P9">using namespace std;</text:p>
      <text:p text:style-name="P9"/>
      <text:p text:style-name="P9">int main(){</text:p>
      <text:p text:style-name="P9"><text:tab/>int o[10];</text:p>
      <text:p text:style-name="P9"><text:soft-page-break/><text:tab/>int max, min, cerca, promedio, acum = 0;</text:p>
      <text:p text:style-name="P9"><text:tab/>srand(time(0));</text:p>
      <text:p text:style-name="P9"><text:tab/>for(int i=0;i&lt;10;i++){</text:p>
      <text:p text:style-name="P9"><text:tab/><text:tab/>o[i]=(rand()%100);</text:p>
      <text:p text:style-name="P9"><text:tab/><text:tab/>acum = acum + o[i];</text:p>
      <text:p text:style-name="P9"><text:tab/>}</text:p>
      <text:p text:style-name="P9"><text:tab/>promedio = acum / 10;</text:p>
      <text:p text:style-name="P9"><text:tab/>max = o[0];</text:p>
      <text:p text:style-name="P9"><text:tab/>min = o[0];</text:p>
      <text:p text:style-name="P9"><text:tab/>cerca = o[0];</text:p>
      <text:p text:style-name="P9"><text:tab/>for(int i=0;i&lt;10;i++){</text:p>
      <text:p text:style-name="P9"><text:tab/><text:tab/>if(o[i] &gt; max){</text:p>
      <text:p text:style-name="P9"><text:tab/><text:tab/><text:tab/>max = o[i];</text:p>
      <text:p text:style-name="P9"><text:tab/><text:tab/>}</text:p>
      <text:p text:style-name="P9"><text:tab/><text:tab/>if(o[i] &lt; min){</text:p>
      <text:p text:style-name="P9"><text:tab/><text:tab/><text:tab/>min = o[i];</text:p>
      <text:p text:style-name="P9"><text:tab/><text:tab/>}</text:p>
      <text:p text:style-name="P9"><text:tab/><text:tab/>if(abs(promedio - o[i])&lt;abs(promedio - cerca)){</text:p>
      <text:p text:style-name="P9"><text:tab/><text:tab/><text:tab/>cerca = o[i];</text:p>
      <text:p text:style-name="P9"><text:tab/><text:tab/>}</text:p>
      <text:p text:style-name="P9"><text:tab/>}</text:p>
      <text:p text:style-name="P9"><text:tab/>cout &lt;&lt; " el menor es : " &lt;&lt; min &lt;&lt; endl;</text:p>
      <text:p text:style-name="P9"><text:tab/>cout &lt;&lt; " el mayor es : " &lt;&lt; max &lt;&lt; endl;</text:p>
      <text:p text:style-name="P9"><text:tab/>cout &lt;&lt; " el mas cercano a "&lt;&lt; promedio &lt;&lt; " es : " &lt;&lt; cerca &lt;&lt; endl;</text:p>
      <text:p text:style-name="P9"><text:tab/>return 0;</text:p>
      <text:p text:style-name="P9">}</text:p>
      <text:list xml:id="list34670398" text:continue-numbering="true" text:style-name="L2">
        <text:list-item>
          <text:list>
            <text:list-item>
              <text:p text:style-name="P5"/>
            </text:list-item>
          </text:list>
        </text:list-item>
      </text:list>
      <text:p text:style-name="P1"/>
      <text:p text:style-name="P1"/>
      <text:list xml:id="list34681030" text:continue-list="list34679146" text:style-name="L1">
        <text:list-item>
          <text:list>
            <text:list-item>
              <text:p text:style-name="P4">Matrices</text:p>
            </text:list-item>
          </text:list>
        </text:list-item>
      </text:list>
      <text:p text:style-name="P1"/>
      <text:list xml:id="list34655291" text:continue-list="list34670398" text:style-name="L2">
        <text:list-item>
          <text:list>
            <text:list-item>
              <text:p text:style-name="P5">Escribir un programa que determine la posición de una matriz de 3x3 en la que se encuentra el valor máximo de una serie de números generados aleatoriamente.</text:p>
            </text:list-item>
          </text:list>
        </text:list-item>
      </text:list>
      <text:p text:style-name="P1"/>
      <text:list xml:id="list34667496" text:continue-numbering="true" text:style-name="L2">
        <text:list-item>
          <text:list>
            <text:list-item>
              <text:p text:style-name="P5">Escribir un programa que sume, independientemente, los elementos positivos y negativos de la una matriz de 5x5, la matriz se debe llenar solicitando los datos al usuario.</text:p>
            </text:list-item>
          </text:list>
        </text:list-item>
      </text:list>
      <text:p text:style-name="P1"/>
      <text:list xml:id="list34687029" text:continue-numbering="true" text:style-name="L2">
        <text:list-item>
          <text:list>
            <text:list-item>
              <text:p text:style-name="P5">Escribir un programa que llene la primera fila de una matriz de 3 filas por 10 columnas con números aleatorios entre 1 y 20, la segunda fila con los cuadrados de los datos de la primera fila y la tercera fila con la suma de la primera y la segunda.</text:p>
            </text:list-item>
          </text:list>
        </text:list-item>
      </text:list>
      <text:p text:style-name="P1"/>
      <text:list xml:id="list34663683" text:continue-numbering="true" text:style-name="L2">
        <text:list-item>
          <text:list>
            <text:list-item>
              <text:p text:style-name="P5">Escribir un programa que divida todos los elementos de una matriz M (3,4) por el elemento situado en la posición 2,2 .</text:p>
            </text:list-item>
          </text:list>
        </text:list-item>
      </text:list>
      <text:p text:style-name="P1"/>
      <text:list xml:id="list34655847" text:continue-list="list34681030" text:style-name="L1">
        <text:list-item>
          <text:p text:style-name="P4">Manejo de archivos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AAAAA+TimesNewRomanPSMT" svg:font-family="DAAAAA+TimesNewRomanPSMT"/>
    <style:font-face style:name="OpenSymbol" svg:font-family="OpenSymbol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jandro Daza</meta:initial-creator>
    <meta:creation-date>2010-09-11T10:44:38</meta:creation-date>
    <dc:date>2011-12-17T14:54:36.30</dc:date>
    <dc:creator>Alejandro Daza</dc:creator>
    <meta:editing-duration>PT09H47M37S</meta:editing-duration>
    <meta:editing-cycles>38</meta:editing-cycles>
    <meta:generator>OpenOffice.org/3.2$Win32 OpenOffice.org_project/320m18$Build-9502</meta:generator>
    <meta:document-statistic meta:table-count="0" meta:image-count="0" meta:object-count="0" meta:page-count="6" meta:paragraph-count="238" meta:word-count="1785" meta:character-count="9660"/>
  </office:meta>
</office:document-meta>
</file>